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1E1000001D79451D525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16cm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.78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2pt"/>
    </style:style>
    <style:style style:name="P4" style:family="paragraph">
      <style:text-properties fo:font-family="Monaco" style:font-family-generic="modern" style:font-pitch="fixed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Monaco" style:font-family-generic="modern" style:font-pitch="fixed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frame draw:style-name="gr1" draw:text-style-name="P1" draw:layer="layout" svg:width="10.404cm" svg:height="10.506cm" svg:x="0.988cm" svg:y="1.723cm">
          <draw:image xlink:href="Pictures/10000000000001E1000001D79451D525.tif" xlink:type="simple" xlink:show="embed" xlink:actuate="onLoad">
            <text:p/>
          </draw:image>
        </draw:frame>
        <draw:line draw:style-name="gr2" draw:text-style-name="P1" draw:layer="layout" svg:x1="0.988cm" svg:y1="12.048cm" svg:x2="11.988cm" svg:y2="12.048cm">
          <text:p/>
        </draw:line>
        <draw:line draw:style-name="gr2" draw:text-style-name="P1" draw:layer="layout" svg:x1="0.988cm" svg:y1="12.048cm" svg:x2="0.988cm" svg:y2="1.048cm">
          <text:p/>
        </draw:line>
        <draw:frame draw:style-name="gr3" draw:text-style-name="P2" draw:layer="layout" svg:width="0.9cm" svg:height="0.721cm" svg:x="0.588cm" svg:y="0.327cm">
          <draw:text-box>
            <text:p text:style-name="P2">y</text:p>
          </draw:text-box>
        </draw:frame>
        <draw:frame draw:style-name="gr4" draw:text-style-name="P2" draw:layer="layout" svg:width="1.1cm" svg:height="1cm" svg:x="11.988cm" svg:y="11.648cm">
          <draw:text-box>
            <text:p text:style-name="P3"><text:span text:style-name="T1">x</text:span></text:p>
          </draw:text-box>
        </draw:frame>
        <draw:line draw:style-name="gr2" draw:text-style-name="P1" draw:layer="layout" svg:x1="1.672cm" svg:y1="1.967cm" svg:x2="1.172cm" svg:y2="1.967cm">
          <text:p/>
        </draw:line>
        <draw:frame draw:style-name="gr5" draw:text-style-name="P2" draw:layer="layout" svg:width="0.739cm" svg:height="0.721cm" svg:x="0.249cm" svg:y="12.048cm">
          <draw:text-box>
            <text:p text:style-name="P3"><text:span text:style-name="T1">0</text:span></text:p>
          </draw:text-box>
        </draw:frame>
        <draw:frame draw:style-name="gr5" draw:text-style-name="P2" draw:layer="layout" svg:width="0.739cm" svg:height="0.721cm" svg:x="0.249cm" svg:y="1.548cm">
          <draw:text-box>
            <text:p text:style-name="P3"><text:span text:style-name="T1">2</text:span></text:p>
          </draw:text-box>
        </draw:frame>
        <draw:frame draw:style-name="gr5" draw:text-style-name="P2" draw:layer="layout" svg:width="0.739cm" svg:height="0.721cm" svg:x="10.749cm" svg:y="12.048cm">
          <draw:text-box>
            <text:p text:style-name="P3"><text:span text:style-name="T1">2</text:span></text:p>
          </draw:text-box>
        </draw:frame>
        <draw:frame draw:style-name="gr6" draw:text-style-name="P2" draw:layer="layout" svg:width="0.739cm" svg:height="0.721cm" svg:x="0.249cm" svg:y="6.548cm">
          <draw:text-box>
            <text:p text:style-name="P3"><text:span text:style-name="T1">1</text:span></text:p>
          </draw:text-box>
        </draw:frame>
        <draw:frame draw:style-name="gr6" draw:text-style-name="P2" draw:layer="layout" svg:width="0.739cm" svg:height="0.721cm" svg:x="5.749cm" svg:y="12.048cm">
          <draw:text-box>
            <text:p text:style-name="P3"><text:span text:style-name="T1">1</text:span></text:p>
          </draw:text-box>
        </draw:frame>
        <draw:line draw:style-name="gr7" draw:text-style-name="P1" draw:layer="layout" svg:x1="0.988cm" svg:y1="7.048cm" svg:x2="11.988cm" svg:y2="7.048cm">
          <text:p/>
        </draw:line>
        <draw:line draw:style-name="gr7" draw:text-style-name="P1" draw:layer="layout" svg:x1="5.988cm" svg:y1="12.048cm" svg:x2="5.988cm" svg:y2="1.048cm">
          <text:p/>
        </draw:line>
        <draw:frame draw:style-name="gr8" draw:text-style-name="P2" draw:layer="layout" svg:width="1.7cm" svg:height="0.721cm" svg:x="2.488cm" svg:y="4.048cm">
          <draw:text-box>
            <text:p/>
          </draw:text-box>
        </draw:frame>
        <draw:frame draw:style-name="gr5" draw:text-style-name="P4" draw:layer="layout" svg:width="3.042cm" svg:height="0.78cm" svg:x="7.946cm" svg:y="9.048cm">
          <draw:text-box>
            <text:p text:style-name="P3"><text:span text:style-name="T2">BrownNoise</text:span></text:p>
          </draw:text-box>
        </draw:frame>
        <draw:frame draw:style-name="gr5" draw:text-style-name="P4" draw:layer="layout" svg:width="1.772cm" svg:height="0.78cm" svg:x="2.488cm" svg:y="9.048cm">
          <draw:text-box>
            <text:p text:style-name="P3"><text:span text:style-name="T2">Ticks</text:span></text:p>
          </draw:text-box>
        </draw:frame>
        <draw:frame draw:style-name="gr5" draw:text-style-name="P4" draw:layer="layout" svg:width="2.534cm" svg:height="0.78cm" svg:x="7.954cm" svg:y="3.768cm">
          <draw:text-box>
            <text:p text:style-name="P3"><text:span text:style-name="T2">Columbia</text:span></text:p>
          </draw:text-box>
        </draw:frame>
        <draw:frame draw:style-name="gr5" draw:text-style-name="P4" draw:layer="layout" svg:width="2.28cm" svg:height="0.78cm" svg:x="2.208cm" svg:y="3.768cm">
          <draw:text-box>
            <text:p text:style-name="P3"><text:span text:style-name="T2">Rrrsi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31T13:12:19</meta:creation-date>
    <dc:date>2010-03-31T13:17:55</dc:date>
    <meta:editing-duration>PT00H05M37S</meta:editing-duration>
    <meta:editing-cycles>1</meta:editing-cycles>
    <meta:document-statistic meta:object-count="18"/>
    <meta:generator>OpenOffice.org/3.1$Unix OpenOffice.org_project/310m11$Build-9399</meta:generator>
  </office:meta>
</office:document-meta>
</file>